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5606226" text:style-name="L1">
        <text:list-item>
          <text:p text:style-name="P1">One</text:p>
        </text:list-item>
        <text:list-item>
          <text:p text:style-name="P1">Two</text:p>
        </text:list-item>
        <text:list-item>
          <text:p text:style-name="P1">Thre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0T16:27:49</meta:creation-date>
    <meta:document-statistic meta:table-count="0" meta:image-count="0" meta:object-count="0" meta:page-count="1" meta:paragraph-count="3" meta:word-count="6" meta:character-count="17"/>
    <dc:date>2010-02-10T16:28:30</dc:date>
    <meta:editing-duration>PT00H00M41S</meta:editing-duration>
    <meta:editing-cycles>1</meta:editing-cycles>
    <meta:generator>OpenOffice.org/3.0$Linux OpenOffice.org_project/300m15$Build-9379</meta:generator>
  </office:meta>
</office:document-meta>
</file>